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5b8e" officeooo:paragraph-rsid="00085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0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8T20:52:26.546075517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7.2$Linux_X86_64 LibreOffice_project/40$Build-2</meta:generator>
  </office:meta>
</office:document-meta>
</file>